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82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1.7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1" table:default-cell-style-name="Default"/>
        <table:table-column table:style-name="co1" table:default-cell-style-name="ce4"/>
        <table:table-column table:style-name="co3" table:default-cell-style-name="ce7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Default" office:value-type="string" calcext:value-type="string">
            <text:p>SciSys Chess Champion Mark V – LCD Data Bits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e Mark V updates its LCD screen by sending a 3 bit parallel plus clock signal to the LCD controller. There are 34 clock pulses per update, with a 2 uSec clock pulse.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e updates occur every two milliseconds. There is a repeating cycle of eight updates, one per column of the chess board (plus text and other miscellaneous data.)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Below is a listing of the meaning of each bit in an update. Note that for the chess piece elements below (Rook 3, Knight 4 etc.), the frame number equates to the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/>corresponding column on the chess board, e.g. Frame 3 Knight 4 means show the knight element on board square C4.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rame 1 to 8</text:p>
          </table:table-cell>
          <table:table-cell table:style-name="ce2" office:value-type="string" calcext:value-type="string">
            <text:p>(Data Bit 0)</text:p>
          </table:table-cell>
          <table:table-cell/>
          <table:table-cell table:style-name="ce2" office:value-type="string" calcext:value-type="string">
            <text:p>Frame 1 to 8</text:p>
          </table:table-cell>
          <table:table-cell table:style-name="ce2" office:value-type="string" calcext:value-type="string">
            <text:p>(Data Bit 2)</text:p>
          </table:table-cell>
          <table:table-cell/>
          <table:table-cell table:style-name="ce2" office:value-type="string" calcext:value-type="string">
            <text:p>Frame 1 to 8</text:p>
          </table:table-cell>
          <table:table-cell table:style-name="ce2" office:value-type="string" calcext:value-type="string">
            <text:p>(Data Bit 4)</text:p>
          </table:table-cell>
        </table:table-row>
        <table:table-row table:style-name="ro1">
          <table:table-cell/>
          <table:table-cell table:style-name="ce2" office:value-type="string" calcext:value-type="string">
            <text:p>Clock Num</text:p>
          </table:table-cell>
          <table:table-cell table:style-name="ce2" office:value-type="string" calcext:value-type="string">
            <text:p>Element (see charts below)</text:p>
          </table:table-cell>
          <table:table-cell/>
          <table:table-cell table:style-name="ce2" office:value-type="string" calcext:value-type="string">
            <text:p>Clock Num.</text:p>
          </table:table-cell>
          <table:table-cell table:style-name="ce2" office:value-type="string" calcext:value-type="string">
            <text:p>Element</text:p>
          </table:table-cell>
          <table:table-cell/>
          <table:table-cell table:style-name="ce2" office:value-type="string" calcext:value-type="string">
            <text:p>Clock Num.</text:p>
          </table:table-cell>
          <table:table-cell table:style-name="ce2" office:value-type="string" calcext:value-type="string">
            <text:p>Element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ext Char 14 elem 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Knight 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ishop 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xt Char 14 elem 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ack Pawn 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ursor 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xt Char 13 elem 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 7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ishop 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xt Char 13 elem 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ack Pawn 7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ursor 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xt Char 12 elem 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night 6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Bishop 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xt Char 12 elem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ack Pawn 6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ursor 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xt Char 11 elem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night 5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Bishop 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xt Char 11 elem 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lack Pawn 5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Cursor 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xt Char 10 elem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night 4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Bishop 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xt Char 10 elem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lack Pawn 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Cursor 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xt Char 9 elem 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night 3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Bishop 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ext Char 9 elem 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lack Pawn 3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Cursor 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xt Char 8 elem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night 2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Bishop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xt Char 8 elem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lack Pawn 2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Cursor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xt Char 7 elem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xt Char 4 elem 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Text Char 15 elem 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ext Char 7 elem 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ext Char 4 elem 1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Text Char 15 elem 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ext Char 6 elem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lack Pawn 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Cursor 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ext Char 6 elem 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ook 1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White Pawn 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ext Char 5 elem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night 1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Bishop 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ext Char 5 elem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een 1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King 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ext Char 1 elem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ook 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White Pawn 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ext Char 1 elem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en 2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King 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ext Char 2 elem 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ook 3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White Pawn 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ext Char 2 elem 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een 3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King 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xt Char 3 elem 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ok 4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White Pawn 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ext Char 3 elem 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Queen 4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King 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rame 8 Only Puls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ook 5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White Pawn 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rame 7 Only Puls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Queen 5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King 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rame 6 Only Puls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ook 6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White Pawn 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me 5 Only Puls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Queen 6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King 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rame 4 Only Puls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Rook 7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White Pawn 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rame 3 Only Puls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Queen 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King 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rame 2 Only Puls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ook 8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White Pawn 8</text:p>
          </table:table-cell>
        </table:table-row>
        <table:table-row table:style-name="ro1">
          <table:table-cell/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Frame 1 Only Pulse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Queen 8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King 8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ext Char Elements 1:</text:p>
          </table:table-cell>
          <table:table-cell table:style-name="Default"/>
          <table:table-cell/>
          <table:table-cell table:style-name="Default" office:value-type="string" calcext:value-type="string">
            <text:p>Frame 8 Only Bit 0 Bits</text:p>
          </table:table-cell>
          <table:table-cell table:style-name="Default"/>
          <table:table-cell/>
          <table:table-cell office:value-type="string" calcext:value-type="string">
            <text:p>Frame 8 Only Bit 2 bit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Element</text:p>
          </table:table-cell>
          <table:table-cell/>
          <table:table-cell table:style-name="ce2" office:value-type="string" calcext:value-type="string">
            <text:p>Clock Num.</text:p>
          </table:table-cell>
          <table:table-cell table:style-name="ce2" office:value-type="string" calcext:value-type="string">
            <text:p>Element</text:p>
          </table:table-cell>
          <table:table-cell/>
          <table:table-cell table:style-name="ce2" office:value-type="string" calcext:value-type="string">
            <text:p>Clock Num.</text:p>
          </table:table-cell>
          <table:table-cell table:style-name="ce2" office:value-type="string" calcext:value-type="string">
            <text:p>Element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ottom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ext Char 16 UL Diag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imul Game U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er Right Dia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xt Char 16 Top Center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Simul Game Top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wer Righ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xt Char 16 Top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ight Cen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xt Char <text:s/>16 LL Diag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pper R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xt Char 16 UR</text:p>
          </table:table-cell>
          <table:table-cell/>
          <table:table-cell office:value-type="string" calcext:value-type="string">
            <text:p>Frame 8 Only Bit 4 Bit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pper Right Dia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xt Char 16 R Center</text:p>
          </table:table-cell>
          <table:table-cell/>
          <table:table-cell table:style-name="ce2" office:value-type="string" calcext:value-type="string">
            <text:p>Clock Num.</text:p>
          </table:table-cell>
          <table:table-cell table:style-name="ce2" office:value-type="string" calcext:value-type="string">
            <text:p>Element</text:p>
          </table:table-cell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Center Top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xt Char <text:s/>16 LR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Text Char 16 UL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xt Char 16 LR Diag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Text Char 16 L Center</text:p>
          </table:table-cell>
        </table:table-row>
        <table:table-row table:style-name="ro1">
          <table:table-cell/>
          <table:table-cell table:style-name="Default" office:value-type="string" calcext:value-type="string">
            <text:p>Text Char Elements 2:</text:p>
          </table:table-cell>
          <table:table-cell table:style-name="Default"/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xt Char 16 Bottom Cente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Eleme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xt Char 16 Bottom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enter Botto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xt Char 16 UR Dia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er Left Dia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ext Char 16 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wer Lef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alysis Ele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ft Cente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mment Ele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pper Lef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puting Ele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pper Left Dia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roblem Elemen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To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peed Elem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urn Elem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uto Elem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imul Elem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imul Game Number On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imul Game Number Bottom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imul Game Number LL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imul Game Number L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mul Game Number Middl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imul Game Number UL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rame 8 Puls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" office:value-type="float" office:value="34" calcext:value-type="float">
            <text:p>34</text:p>
          </table:table-cell>
          <table:table-cell table:style-name="ce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20:23:20.9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6:25:47.170000000</meta:creation-date>
    <dc:date>2024-09-15T20:25:38.609000000</dc:date>
    <meta:editing-duration>P2DT9H12M8S</meta:editing-duration>
    <meta:editing-cycles>29</meta:editing-cycles>
    <meta:generator>LibreOffice/24.2.5.2$Windows_X86_64 LibreOffice_project/bffef4ea93e59bebbeaf7f431bb02b1a39ee8a59</meta:generator>
    <meta:document-statistic meta:table-count="1" meta:cell-count="333" meta:object-count="0"/>
  </office:meta>
</office:document-meta>
</file>